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9-11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7-17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5-0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3-18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1-29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1-19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0-09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9-1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7-16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5-21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3-20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1-30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0-25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8-08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5-16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2-02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2-08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8-10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5-10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3-16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2-02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0-06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7-21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5-12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3-24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003" calcext:value-type="float">
            <text:p>30.885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41228387097" calcext:value-type="float">
            <text:p>31.09412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76041290323" calcext:value-type="float">
            <text:p>31.41760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2492" calcext:value-type="float">
            <text:p>31.62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57700645161" calcext:value-type="float">
            <text:p>31.83577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62144" calcext:value-type="float">
            <text:p>32.24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63819354839" calcext:value-type="float">
            <text:p>32.6263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54802580645" calcext:value-type="float">
            <text:p>32.2454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2624" calcext:value-type="float">
            <text:p>31.74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89344" calcext:value-type="float">
            <text:p>31.14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31104516129" calcext:value-type="float">
            <text:p>31.2531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41572413793" calcext:value-type="float">
            <text:p>31.55415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8343225806" calcext:value-type="float">
            <text:p>31.79683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3347096774" calcext:value-type="float">
            <text:p>32.11333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86448" calcext:value-type="float">
            <text:p>32.43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192675" calcext:value-type="float">
            <text:p>32.9419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27437419355" calcext:value-type="float">
            <text:p>32.79274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28420645161" calcext:value-type="float">
            <text:p>32.79284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8073" calcext:value-type="float">
            <text:p>32.5880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29832" calcext:value-type="float">
            <text:p>32.40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53525" calcext:value-type="float">
            <text:p>30.9525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33688" calcext:value-type="float">
            <text:p>30.10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11228387097" calcext:value-type="float">
            <text:p>29.95112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91977142857" calcext:value-type="float">
            <text:p>29.93919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86215" calcext:value-type="float">
            <text:p>30.1186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28925" calcext:value-type="float">
            <text:p>30.762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1808" calcext:value-type="float">
            <text:p>31.26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345125" calcext:value-type="float">
            <text:p>31.4234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74024" calcext:value-type="float">
            <text:p>31.33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304025" calcext:value-type="float">
            <text:p>31.18304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38100645161" calcext:value-type="float">
            <text:p>31.39381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80611612903" calcext:value-type="float">
            <text:p>31.3380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75809032258" calcext:value-type="float">
            <text:p>31.47758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54472258064" calcext:value-type="float">
            <text:p>31.14544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113275" calcext:value-type="float">
            <text:p>31.16113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5518" calcext:value-type="float">
            <text:p>31.195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92872258064" calcext:value-type="float">
            <text:p>31.38928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32575" calcext:value-type="float">
            <text:p>31.5623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1944" calcext:value-type="float">
            <text:p>31.70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4074" calcext:value-type="float">
            <text:p>31.834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25616" calcext:value-type="float">
            <text:p>32.38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1344516129" calcext:value-type="float">
            <text:p>32.511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9772903226" calcext:value-type="float">
            <text:p>32.48597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51952" calcext:value-type="float">
            <text:p>32.57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45545806452" calcext:value-type="float">
            <text:p>32.43455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41096" calcext:value-type="float">
            <text:p>31.81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4519" calcext:value-type="float">
            <text:p>31.5845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79182857143" calcext:value-type="float">
            <text:p>31.56791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78461935484" calcext:value-type="float">
            <text:p>31.9778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48900645161" calcext:value-type="float">
            <text:p>32.41489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86722580645" calcext:value-type="float">
            <text:p>32.638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56165" calcext:value-type="float">
            <text:p>32.7456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6672" calcext:value-type="float">
            <text:p>33.04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742725" calcext:value-type="float">
            <text:p>33.5174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56818064516" calcext:value-type="float">
            <text:p>32.82568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46176" calcext:value-type="float">
            <text:p>31.81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433625" calcext:value-type="float">
            <text:p>30.8843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34696" calcext:value-type="float">
            <text:p>30.50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516475" calcext:value-type="float">
            <text:p>30.65516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9739862069" calcext:value-type="float">
            <text:p>30.789739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5404" calcext:value-type="float">
            <text:p>31.04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534375" calcext:value-type="float">
            <text:p>31.3253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484" calcext:value-type="float">
            <text:p>31.55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70105" calcext:value-type="float">
            <text:p>31.7070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47416" calcext:value-type="float">
            <text:p>32.04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20041290323" calcext:value-type="float">
            <text:p>32.33200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7998" calcext:value-type="float">
            <text:p>31.987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8536" calcext:value-type="float">
            <text:p>31.54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35555" calcext:value-type="float">
            <text:p>30.7335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8432" calcext:value-type="float">
            <text:p>30.26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83925" calcext:value-type="float">
            <text:p>30.3368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4018" calcext:value-type="float">
            <text:p>30.62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1005" calcext:value-type="float">
            <text:p>30.9031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80611612903" calcext:value-type="float">
            <text:p>31.3380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44632258064" calcext:value-type="float">
            <text:p>31.65446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07904516129" calcext:value-type="float">
            <text:p>31.7407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62192" calcext:value-type="float">
            <text:p>32.38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0151" calcext:value-type="float">
            <text:p>32.4501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947325" calcext:value-type="float">
            <text:p>31.5994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29824" calcext:value-type="float">
            <text:p>30.26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92087741935" calcext:value-type="float">
            <text:p>29.72920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88670967742" calcext:value-type="float">
            <text:p>30.0188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13997419355" calcext:value-type="float">
            <text:p>30.42139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67048571429" calcext:value-type="float">
            <text:p>30.67670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5899354839" calcext:value-type="float">
            <text:p>30.86158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17458064516" calcext:value-type="float">
            <text:p>31.0517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8704" calcext:value-type="float">
            <text:p>31.14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82350967742" calcext:value-type="float">
            <text:p>31.05823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70528" calcext:value-type="float">
            <text:p>30.87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59655" calcext:value-type="float">
            <text:p>30.965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7876129032" calcext:value-type="float">
            <text:p>31.32478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54116129032" calcext:value-type="float">
            <text:p>31.7454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9532903226" calcext:value-type="float">
            <text:p>31.15095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95362580645" calcext:value-type="float">
            <text:p>31.16953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6840516129" calcext:value-type="float">
            <text:p>31.52684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49925517241" calcext:value-type="float">
            <text:p>31.904992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85981935484" calcext:value-type="float">
            <text:p>31.89859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38611612903" calcext:value-type="float">
            <text:p>32.0238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7419354839" calcext:value-type="float">
            <text:p>32.077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0294193549" calcext:value-type="float">
            <text:p>32.055029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68696" calcext:value-type="float">
            <text:p>32.30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72575" calcext:value-type="float">
            <text:p>32.8577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90709677419" calcext:value-type="float">
            <text:p>32.879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1364" calcext:value-type="float">
            <text:p>33.01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222" calcext:value-type="float">
            <text:p>33.00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4792" calcext:value-type="float">
            <text:p>32.56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8888275862" calcext:value-type="float">
            <text:p>32.769888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477" calcext:value-type="float">
            <text:p>32.772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94294193548" calcext:value-type="float">
            <text:p>32.96942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74567741935" calcext:value-type="float">
            <text:p>33.2374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61491612903" calcext:value-type="float">
            <text:p>33.56614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7726451613" calcext:value-type="float">
            <text:p>33.56477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61" calcext:value-type="float">
            <text:p>33.56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8896" calcext:value-type="float">
            <text:p>33.48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97948387097" calcext:value-type="float">
            <text:p>32.2797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17447741935" calcext:value-type="float">
            <text:p>31.73174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7349677419" calcext:value-type="float">
            <text:p>31.71473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74110344828" calcext:value-type="float">
            <text:p>31.83741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60531612903" calcext:value-type="float">
            <text:p>32.03605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54051612903" calcext:value-type="float">
            <text:p>32.1854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54975483871" calcext:value-type="float">
            <text:p>32.2854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3530322581" calcext:value-type="float">
            <text:p>32.23535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2056774194" calcext:value-type="float">
            <text:p>32.15020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36472258064" calcext:value-type="float">
            <text:p>31.98364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5835" calcext:value-type="float">
            <text:p>31.445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61048" calcext:value-type="float">
            <text:p>31.16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279225" calcext:value-type="float">
            <text:p>30.7227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3723870968" calcext:value-type="float">
            <text:p>30.53437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5211034483" calcext:value-type="float">
            <text:p>30.760521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42152258065" calcext:value-type="float">
            <text:p>31.19421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8242580645" calcext:value-type="float">
            <text:p>31.56882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25659354839" calcext:value-type="float">
            <text:p>31.81256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69267096774" calcext:value-type="float">
            <text:p>31.89692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76322580645" calcext:value-type="float">
            <text:p>31.937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56655483871" calcext:value-type="float">
            <text:p>32.1056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31725" calcext:value-type="float">
            <text:p>31.8753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5432" calcext:value-type="float">
            <text:p>31.16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599425" calcext:value-type="float">
            <text:p>31.1959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00288" calcext:value-type="float">
            <text:p>31.32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4865" calcext:value-type="float">
            <text:p>31.7054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37374285714" calcext:value-type="float">
            <text:p>31.75373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34775" calcext:value-type="float">
            <text:p>31.7383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018375" calcext:value-type="float">
            <text:p>31.9501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10176" calcext:value-type="float">
            <text:p>32.22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15411612903" calcext:value-type="float">
            <text:p>32.51154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98407741935" calcext:value-type="float">
            <text:p>32.49984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12978064516" calcext:value-type="float">
            <text:p>32.80129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102" calcext:value-type="float">
            <text:p>32.820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9572" calcext:value-type="float">
            <text:p>32.38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2687483871" calcext:value-type="float">
            <text:p>31.75268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0216774194" calcext:value-type="float">
            <text:p>31.44002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63718709677" calcext:value-type="float">
            <text:p>31.63637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77230344828" calcext:value-type="float">
            <text:p>32.047723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85" calcext:value-type="float">
            <text:p>32.32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4016516129" calcext:value-type="float">
            <text:p>32.55401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26296" calcext:value-type="float">
            <text:p>32.67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7235" calcext:value-type="float">
            <text:p>32.8397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87814193549" calcext:value-type="float">
            <text:p>33.118781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92438709677" calcext:value-type="float">
            <text:p>33.2792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4464" calcext:value-type="float">
            <text:p>33.46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05912" calcext:value-type="float">
            <text:p>32.06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5135" calcext:value-type="float">
            <text:p>31.5405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3456516129" calcext:value-type="float">
            <text:p>31.88345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6730322581" calcext:value-type="float">
            <text:p>32.12867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24438709678" calcext:value-type="float">
            <text:p>32.21244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96270967742" calcext:value-type="float">
            <text:p>32.2896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5173" calcext:value-type="float">
            <text:p>32.2451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2239" calcext:value-type="float">
            <text:p>32.392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1140645161" calcext:value-type="float">
            <text:p>31.92111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620125" calcext:value-type="float">
            <text:p>30.5662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0544" calcext:value-type="float">
            <text:p>30.07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0865" calcext:value-type="float">
            <text:p>29.780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08008571429" calcext:value-type="float">
            <text:p>29.92080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45117419355" calcext:value-type="float">
            <text:p>30.17451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05264516129" calcext:value-type="float">
            <text:p>30.3905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21458064516" calcext:value-type="float">
            <text:p>30.4421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8846451613" calcext:value-type="float">
            <text:p>30.26988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06947096774" calcext:value-type="float">
            <text:p>30.04069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8345806452" calcext:value-type="float">
            <text:p>29.72183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54295" calcext:value-type="float">
            <text:p>29.7254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82184" calcext:value-type="float">
            <text:p>29.73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643725" calcext:value-type="float">
            <text:p>29.4064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89936" calcext:value-type="float">
            <text:p>29.48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02495483871" calcext:value-type="float">
            <text:p>29.9202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00662068966" calcext:value-type="float">
            <text:p>30.09006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3747096774" calcext:value-type="float">
            <text:p>30.14737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66921290323" calcext:value-type="float">
            <text:p>30.21669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55122580645" calcext:value-type="float">
            <text:p>30.2155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58588387097" calcext:value-type="float">
            <text:p>30.50585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68523870968" calcext:value-type="float">
            <text:p>31.32685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70887741935" calcext:value-type="float">
            <text:p>31.81708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1016774194" calcext:value-type="float">
            <text:p>31.69910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55648" calcext:value-type="float">
            <text:p>31.92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7433" calcext:value-type="float">
            <text:p>31.277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5473548387" calcext:value-type="float">
            <text:p>30.71754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59150344828" calcext:value-type="float">
            <text:p>30.535915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7447" calcext:value-type="float">
            <text:p>30.6274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1483870968" calcext:value-type="float">
            <text:p>30.647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36260645161" calcext:value-type="float">
            <text:p>30.68362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55809032258" calcext:value-type="float">
            <text:p>30.71558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80744" calcext:value-type="float">
            <text:p>30.61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8572903226" calcext:value-type="float">
            <text:p>30.76385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06701935484" calcext:value-type="float">
            <text:p>30.95067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7736" calcext:value-type="float">
            <text:p>30.9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2687" calcext:value-type="float">
            <text:p>30.6426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0890322581" calcext:value-type="float">
            <text:p>30.5040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6968516129" calcext:value-type="float">
            <text:p>31.02696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02982857143" calcext:value-type="float">
            <text:p>31.56029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80645" calcext:value-type="float">
            <text:p>31.7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29414193548" calcext:value-type="float">
            <text:p>32.11294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50518709677" calcext:value-type="float">
            <text:p>32.50505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73476129032" calcext:value-type="float">
            <text:p>32.75734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8469677419" calcext:value-type="float">
            <text:p>32.99184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92092903226" calcext:value-type="float">
            <text:p>33.19920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86105" calcext:value-type="float">
            <text:p>33.0786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73152" calcext:value-type="float">
            <text:p>33.02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453125" calcext:value-type="float">
            <text:p>32.44453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98707096774" calcext:value-type="float">
            <text:p>31.82987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20049032258" calcext:value-type="float">
            <text:p>31.8220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18525714286" calcext:value-type="float">
            <text:p>32.02185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36180645161" calcext:value-type="float">
            <text:p>32.1436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22761290323" calcext:value-type="float">
            <text:p>32.2222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0976" calcext:value-type="float">
            <text:p>32.22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6446451613" calcext:value-type="float">
            <text:p>32.15964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80598709677" calcext:value-type="float">
            <text:p>32.18805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41731612903" calcext:value-type="float">
            <text:p>32.23417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70472" calcext:value-type="float">
            <text:p>32.40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4469677419" calcext:value-type="float">
            <text:p>32.07744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29112" calcext:value-type="float">
            <text:p>31.57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5932903226" calcext:value-type="float">
            <text:p>31.69959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69191428571" calcext:value-type="float">
            <text:p>31.84691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96449032258" calcext:value-type="float">
            <text:p>31.98964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46590967742" calcext:value-type="float">
            <text:p>32.16465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972" calcext:value-type="float">
            <text:p>32.28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9225806452" calcext:value-type="float">
            <text:p>32.330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9625806452" calcext:value-type="float">
            <text:p>32.6509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17275" calcext:value-type="float">
            <text:p>32.871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62105" calcext:value-type="float">
            <text:p>32.926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62896" calcext:value-type="float">
            <text:p>32.74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46998709677" calcext:value-type="float">
            <text:p>31.97469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8722580645" calcext:value-type="float">
            <text:p>31.571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890425" calcext:value-type="float">
            <text:p>31.6189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01307586207" calcext:value-type="float">
            <text:p>31.710130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453" calcext:value-type="float">
            <text:p>31.8184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3228" calcext:value-type="float">
            <text:p>31.92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24962580645" calcext:value-type="float">
            <text:p>31.99249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0513548387" calcext:value-type="float">
            <text:p>32.08305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66601290323" calcext:value-type="float">
            <text:p>32.24666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963725" calcext:value-type="float">
            <text:p>32.1496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5612903226" calcext:value-type="float">
            <text:p>32.205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60944516129" calcext:value-type="float">
            <text:p>31.5060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51352258065" calcext:value-type="float">
            <text:p>30.93513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049625" calcext:value-type="float">
            <text:p>30.6404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1294285714" calcext:value-type="float">
            <text:p>30.69912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3766" calcext:value-type="float">
            <text:p>30.89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1427096774" calcext:value-type="float">
            <text:p>30.95814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9824" calcext:value-type="float">
            <text:p>30.89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63275" calcext:value-type="float">
            <text:p>30.97063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25968" calcext:value-type="float">
            <text:p>31.29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05975" calcext:value-type="float">
            <text:p>31.3390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24797419355" calcext:value-type="float">
            <text:p>31.44247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1987096774" calcext:value-type="float">
            <text:p>30.6441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40635" calcext:value-type="float">
            <text:p>29.4640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6556" calcext:value-type="float">
            <text:p>29.0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3736774194" calcext:value-type="float">
            <text:p>29.30337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39228571429" calcext:value-type="float">
            <text:p>29.7539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35458064516" calcext:value-type="float">
            <text:p>30.2135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48291612903" calcext:value-type="float">
            <text:p>30.62482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16448" calcext:value-type="float">
            <text:p>31.04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96227096774" calcext:value-type="float">
            <text:p>31.36962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9096" calcext:value-type="float">
            <text:p>31.22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09824516129" calcext:value-type="float">
            <text:p>30.9909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44088" calcext:value-type="float">
            <text:p>30.80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70905806452" calcext:value-type="float">
            <text:p>30.62709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1496" calcext:value-type="float">
            <text:p>30.48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70851612903" calcext:value-type="float">
            <text:p>30.3870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2856516129" calcext:value-type="float">
            <text:p>30.89285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59331612903" calcext:value-type="float">
            <text:p>31.07593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16648" calcext:value-type="float">
            <text:p>31.20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7931034483" calcext:value-type="float">
            <text:p>31.41279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7512" calcext:value-type="float">
            <text:p>31.56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90092903226" calcext:value-type="float">
            <text:p>31.59900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52036129032" calcext:value-type="float">
            <text:p>31.60520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8924" calcext:value-type="float">
            <text:p>31.26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79695483871" calcext:value-type="float">
            <text:p>30.7279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6072" calcext:value-type="float">
            <text:p>30.53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6149677419" calcext:value-type="float">
            <text:p>30.75461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28019310345" calcext:value-type="float">
            <text:p>30.852801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1780645161" calcext:value-type="float">
            <text:p>30.9091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71189677419" calcext:value-type="float">
            <text:p>30.97711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1744" calcext:value-type="float">
            <text:p>31.03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86845714286" calcext:value-type="float">
            <text:p>31.05868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38672" calcext:value-type="float">
            <text:p>31.09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31339354839" calcext:value-type="float">
            <text:p>31.02313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83396129032" calcext:value-type="float">
            <text:p>30.78833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13208" calcext:value-type="float">
            <text:p>30.48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0490322581" calcext:value-type="float">
            <text:p>30.1840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11344" calcext:value-type="float">
            <text:p>29.70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6984" calcext:value-type="float">
            <text:p>29.64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4868" calcext:value-type="float">
            <text:p>29.80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91852903226" calcext:value-type="float">
            <text:p>29.95918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00642580645" calcext:value-type="float">
            <text:p>30.06006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1004" calcext:value-type="float">
            <text:p>30.13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3587096774" calcext:value-type="float">
            <text:p>30.4003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16304" calcext:value-type="float">
            <text:p>30.62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13357419355" calcext:value-type="float">
            <text:p>30.67133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69458064516" calcext:value-type="float">
            <text:p>30.7469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1504" calcext:value-type="float">
            <text:p>30.84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0856774194" calcext:value-type="float">
            <text:p>30.42808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9096" calcext:value-type="float">
            <text:p>30.0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84562580645" calcext:value-type="float">
            <text:p>30.14845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5438" calcext:value-type="float">
            <text:p>30.55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03579354839" calcext:value-type="float">
            <text:p>30.91035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80846451613" calcext:value-type="float">
            <text:p>31.10808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92568" calcext:value-type="float">
            <text:p>31.23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4903225807" calcext:value-type="float">
            <text:p>31.3304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45272" calcext:value-type="float">
            <text:p>31.2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55339354839" calcext:value-type="float">
            <text:p>31.17553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12369032258" calcext:value-type="float">
            <text:p>31.01123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93392" calcext:value-type="float">
            <text:p>30.67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7184" calcext:value-type="float">
            <text:p>29.5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45819354839" calcext:value-type="float">
            <text:p>29.6545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42148571429" calcext:value-type="float">
            <text:p>29.80421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08449032258" calcext:value-type="float">
            <text:p>30.16084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62002580645" calcext:value-type="float">
            <text:p>30.38620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6064" calcext:value-type="float">
            <text:p>30.55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46209032258" calcext:value-type="float">
            <text:p>30.65462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03576" calcext:value-type="float">
            <text:p>30.75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9762580645" calcext:value-type="float">
            <text:p>30.87997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54477419355" calcext:value-type="float">
            <text:p>30.8054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90904" calcext:value-type="float">
            <text:p>30.61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41181935484" calcext:value-type="float">
            <text:p>30.34411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43696" calcext:value-type="float">
            <text:p>30.08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06077419355" calcext:value-type="float">
            <text:p>30.1806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85144827586" calcext:value-type="float">
            <text:p>30.41851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9899354839" calcext:value-type="float">
            <text:p>30.63298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18678709677" calcext:value-type="float">
            <text:p>30.65186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68376" calcext:value-type="float">
            <text:p>30.52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09140645161" calcext:value-type="float">
            <text:p>30.32091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8552" calcext:value-type="float">
            <text:p>30.1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79530322581" calcext:value-type="float">
            <text:p>30.17795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02312" calcext:value-type="float">
            <text:p>30.45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8242580645" calcext:value-type="float">
            <text:p>30.42582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95784" calcext:value-type="float">
            <text:p>30.45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49388387097" calcext:value-type="float">
            <text:p>30.76493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76557142857" calcext:value-type="float">
            <text:p>31.31765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3143225806" calcext:value-type="float">
            <text:p>31.82731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37628387097" calcext:value-type="float">
            <text:p>32.02376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95624" calcext:value-type="float">
            <text:p>32.10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0147096774" calcext:value-type="float">
            <text:p>32.22001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3912" calcext:value-type="float">
            <text:p>32.23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45145806452" calcext:value-type="float">
            <text:p>32.11451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83318709677" calcext:value-type="float">
            <text:p>32.07833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87784" calcext:value-type="float">
            <text:p>31.67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008125" calcext:value-type="float">
            <text:p>31.1300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93416" calcext:value-type="float">
            <text:p>30.74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0557419355" calcext:value-type="float">
            <text:p>30.71705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15097142857" calcext:value-type="float">
            <text:p>30.91150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02939354839" calcext:value-type="float">
            <text:p>31.16029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9865806452" calcext:value-type="float">
            <text:p>31.31898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52992" calcext:value-type="float">
            <text:p>31.37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54931612903" calcext:value-type="float">
            <text:p>31.36549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17864" calcext:value-type="float">
            <text:p>31.36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4363870968" calcext:value-type="float">
            <text:p>31.42743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75696" calcext:value-type="float">
            <text:p>31.55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1816774193" calcext:value-type="float">
            <text:p>31.196181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7248" calcext:value-type="float">
            <text:p>31.0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1437419355" calcext:value-type="float">
            <text:p>31.04014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64282857143" calcext:value-type="float">
            <text:p>31.07642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1414193548" calcext:value-type="float">
            <text:p>31.04614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58384" calcext:value-type="float">
            <text:p>31.01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52276129032" calcext:value-type="float">
            <text:p>31.03522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54824" calcext:value-type="float">
            <text:p>31.21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84312258065" calcext:value-type="float">
            <text:p>31.39843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63607741936" calcext:value-type="float">
            <text:p>31.32636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95472" calcext:value-type="float">
            <text:p>30.81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52750967742" calcext:value-type="float">
            <text:p>30.23527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09888" calcext:value-type="float">
            <text:p>30.11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37192258064" calcext:value-type="float">
            <text:p>30.27371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76995862069" calcext:value-type="float">
            <text:p>30.67769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75298064516" calcext:value-type="float">
            <text:p>30.84752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68010322581" calcext:value-type="float">
            <text:p>30.86680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8128" calcext:value-type="float">
            <text:p>30.86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5646451613" calcext:value-type="float">
            <text:p>30.75756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55776" calcext:value-type="float">
            <text:p>30.60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98957419355" calcext:value-type="float">
            <text:p>30.57989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6032516129" calcext:value-type="float">
            <text:p>30.39603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60128" calcext:value-type="float">
            <text:p>30.17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60162580645" calcext:value-type="float">
            <text:p>29.67601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32104" calcext:value-type="float">
            <text:p>29.29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48193548387" calcext:value-type="float">
            <text:p>29.464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16617142857" calcext:value-type="float">
            <text:p>29.84166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8539354839" calcext:value-type="float">
            <text:p>30.30685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01904516129" calcext:value-type="float">
            <text:p>30.7501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71264" calcext:value-type="float">
            <text:p>30.90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43602580645" calcext:value-type="float">
            <text:p>30.90436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25824" calcext:value-type="float">
            <text:p>30.87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79055483871" calcext:value-type="float">
            <text:p>30.9779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15550967742" calcext:value-type="float">
            <text:p>30.95155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732" calcext:value-type="float">
            <text:p>30.6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9705806452" calcext:value-type="float">
            <text:p>30.04797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8464" calcext:value-type="float">
            <text:p>29.4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88508387097" calcext:value-type="float">
            <text:p>29.29885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5036" calcext:value-type="float">
            <text:p>29.62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17821935484" calcext:value-type="float">
            <text:p>29.94178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01101935484" calcext:value-type="float">
            <text:p>30.28011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43384" calcext:value-type="float">
            <text:p>30.44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1416774194" calcext:value-type="float">
            <text:p>30.49514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3384" calcext:value-type="float">
            <text:p>30.57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95367741935" calcext:value-type="float">
            <text:p>30.8295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5086451613" calcext:value-type="float">
            <text:p>31.07150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59576" calcext:value-type="float">
            <text:p>31.10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314825" calcext:value-type="float">
            <text:p>30.5231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8008" calcext:value-type="float">
            <text:p>30.25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52116129032" calcext:value-type="float">
            <text:p>30.1452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8288571429" calcext:value-type="float">
            <text:p>30.14482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8479483871" calcext:value-type="float">
            <text:p>30.0884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0376516129" calcext:value-type="float">
            <text:p>30.10037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31411764706" calcext:value-type="float">
            <text:p>30.063141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72808" calcext:value-type="float">
            <text:p>29.90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91784" calcext:value-type="float">
            <text:p>29.79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9659354839" calcext:value-type="float">
            <text:p>29.67896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21411612903" calcext:value-type="float">
            <text:p>29.69214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36192" calcext:value-type="float">
            <text:p>29.3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4387096774" calcext:value-type="float">
            <text:p>28.754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01992" calcext:value-type="float">
            <text:p>28.6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37788387097" calcext:value-type="float">
            <text:p>29.10377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69595294118" calcext:value-type="float">
            <text:p>29.326959529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2943" calcext:value-type="float">
            <text:p>29.6429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81212903226" calcext:value-type="float">
            <text:p>29.8281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5384" calcext:value-type="float">
            <text:p>29.88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97016" calcext:value-type="float">
            <text:p>29.81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26443870968" calcext:value-type="float">
            <text:p>29.66264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92611612903" calcext:value-type="float">
            <text:p>29.5092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65328" calcext:value-type="float">
            <text:p>29.25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5016774194" calcext:value-type="float">
            <text:p>28.80350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84583529412" calcext:value-type="float">
            <text:p>28.76845835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17786666667" calcext:value-type="float">
            <text:p>29.30177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60057142857" calcext:value-type="float">
            <text:p>29.5460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08049032258" calcext:value-type="float">
            <text:p>29.8408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4296774194" calcext:value-type="float">
            <text:p>30.1324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73488" calcext:value-type="float">
            <text:p>30.19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67558709677" calcext:value-type="float">
            <text:p>30.13675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33408" calcext:value-type="float">
            <text:p>30.13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02028387097" calcext:value-type="float">
            <text:p>30.21020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47254193548" calcext:value-type="float">
            <text:p>30.38472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46" calcext:value-type="float">
            <text:p>30.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00061935484" calcext:value-type="float">
            <text:p>30.21000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70416" calcext:value-type="float">
            <text:p>30.12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1814193548" calcext:value-type="float">
            <text:p>30.22318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19937777778" calcext:value-type="float">
            <text:p>30.401993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15729032258" calcext:value-type="float">
            <text:p>30.6515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8905806452" calcext:value-type="float">
            <text:p>30.93189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72176" calcext:value-type="float">
            <text:p>31.02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42789677419" calcext:value-type="float">
            <text:p>31.11427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08904" calcext:value-type="float">
            <text:p>31.05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7060821551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9506" calcext:value-type="float">
            <text:p>31.099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00" meta:object-count="0"/>
    <meta:user-defined meta:name="AppVersion">3.0</meta:user-defined>
  </office:meta>
</office:document-meta>
</file>